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1" svg:font-family="'Times New Roman'" style:font-family-generic="roma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end" style:justify-single-word="false"/>
      <style:text-properties fo:font-size="10pt" style:font-size-asian="10pt" style:font-size-complex="10pt"/>
    </style:style>
    <style:style style:name="P2" style:family="paragraph" style:parent-style-name="Standard">
      <style:paragraph-properties fo:line-height="150%" fo:text-align="center" style:justify-single-word="false"/>
      <style:text-properties fo:font-variant="small-caps" style:font-name="Times New Roman" fo:font-size="15pt" officeooo:rsid="00057367" officeooo:paragraph-rsid="00057367" style:font-size-asian="13.1000003814697pt" style:font-size-complex="15pt"/>
    </style:style>
    <style:style style:name="P3" style:family="paragraph" style:parent-style-name="Standard">
      <style:paragraph-properties fo:line-height="150%" fo:text-align="justify" style:justify-single-word="false"/>
      <style:text-properties fo:font-variant="normal" fo:text-transform="none" style:font-name="Times New Roman" fo:font-size="12pt" officeooo:rsid="00057367" officeooo:paragraph-rsid="00057367" style:font-size-asian="10.5pt" style:font-size-complex="12pt"/>
    </style:style>
    <style:style style:name="P4" style:family="paragraph" style:parent-style-name="Standard">
      <style:paragraph-properties fo:line-height="150%" fo:text-align="justify" style:justify-single-word="false"/>
      <style:text-properties fo:font-variant="normal" fo:text-transform="none" style:font-name="Times New Roman" fo:font-size="12pt" officeooo:rsid="000616c2" officeooo:paragraph-rsid="000616c2" style:font-size-asian="10.5pt" style:font-size-complex="12pt"/>
    </style:style>
    <style:style style:name="P5" style:family="paragraph" style:parent-style-name="Standard">
      <style:paragraph-properties fo:line-height="150%" fo:text-align="justify" style:justify-single-word="false"/>
      <style:text-properties fo:font-variant="normal" fo:text-transform="none" style:font-name="Times New Roman" fo:font-size="12pt" officeooo:rsid="0014c1b7" officeooo:paragraph-rsid="000616c2" style:font-size-asian="10.5pt" style:font-size-complex="12pt"/>
    </style:style>
    <style:style style:name="P6" style:family="paragraph" style:parent-style-name="Standard">
      <style:paragraph-properties fo:line-height="150%" fo:text-align="justify" style:justify-single-word="false"/>
      <style:text-properties fo:font-variant="normal" fo:text-transform="none" style:font-name="Times New Roman" fo:font-size="12pt" officeooo:rsid="0014c1b7" officeooo:paragraph-rsid="002f70d4" style:font-size-asian="10.5pt" style:font-size-complex="12pt"/>
    </style:style>
    <style:style style:name="P7" style:family="paragraph" style:parent-style-name="Standard">
      <style:paragraph-properties fo:line-height="150%" fo:text-align="justify" style:justify-single-word="false"/>
      <style:text-properties fo:font-variant="normal" fo:text-transform="none" style:font-name="Times New Roman" fo:font-size="12pt" fo:font-style="normal" officeooo:rsid="0014c1b7" officeooo:paragraph-rsid="000616c2" style:font-size-asian="10.5pt" style:font-style-asian="normal" style:font-size-complex="12pt" style:font-style-complex="normal"/>
    </style:style>
    <style:style style:name="P8" style:family="paragraph" style:parent-style-name="Standard">
      <style:paragraph-properties fo:line-height="150%" fo:text-align="justify" style:justify-single-word="false"/>
      <style:text-properties fo:font-variant="normal" fo:text-transform="none" style:font-name="Times New Roman" fo:font-size="13pt" fo:font-style="italic" fo:font-weight="normal" officeooo:rsid="000616c2" officeooo:paragraph-rsid="000616c2" style:font-size-asian="13pt" style:font-style-asian="italic" style:font-weight-asian="normal" style:font-size-complex="13pt" style:font-style-complex="italic" style:font-weight-complex="normal"/>
    </style:style>
    <style:style style:name="P9" style:family="paragraph" style:parent-style-name="Standard">
      <style:paragraph-properties fo:line-height="150%" fo:text-align="justify" style:justify-single-word="false"/>
      <style:text-properties fo:font-variant="normal" fo:text-transform="none" style:font-name="Times New Roman1" fo:font-size="12pt" fo:font-style="normal" officeooo:rsid="001b235e" officeooo:paragraph-rsid="000616c2" style:font-size-asian="10.5pt" style:font-style-asian="normal" style:font-size-complex="12pt" style:font-style-complex="normal"/>
    </style:style>
    <style:style style:name="P10" style:family="paragraph" style:parent-style-name="Footnote">
      <style:text-properties fo:font-size="10pt" officeooo:rsid="000bbb65" officeooo:paragraph-rsid="000bbb65" style:font-size-asian="10pt" style:font-size-complex="10pt"/>
    </style:style>
    <style:style style:name="P11" style:family="paragraph" style:parent-style-name="Footnote">
      <style:text-properties officeooo:rsid="0029d754" officeooo:paragraph-rsid="0029d754"/>
    </style:style>
    <style:style style:name="P12" style:family="paragraph" style:parent-style-name="Footnote">
      <style:text-properties officeooo:rsid="00312568" officeooo:paragraph-rsid="00312568"/>
    </style:style>
    <style:style style:name="P13" style:family="paragraph" style:parent-style-name="Footnote">
      <style:text-properties officeooo:rsid="004949cb" officeooo:paragraph-rsid="004949cb"/>
    </style:style>
    <style:style style:name="P14" style:family="paragraph" style:parent-style-name="Standard" style:master-page-name="">
      <style:paragraph-properties fo:margin-left="2.499cm" fo:margin-right="0cm" fo:line-height="150%" fo:text-align="justify" style:justify-single-word="false" fo:text-indent="0cm" style:auto-text-indent="false" style:page-number="auto"/>
      <style:text-properties fo:font-variant="normal" fo:text-transform="none" style:font-name="Times New Roman" fo:font-size="10pt" officeooo:rsid="0014c1b7" officeooo:paragraph-rsid="00253ae1" style:font-size-asian="10pt" style:font-size-complex="10pt"/>
    </style:style>
    <style:style style:name="P15" style:family="paragraph" style:parent-style-name="Standard" style:master-page-name="">
      <style:paragraph-properties fo:margin-left="2.499cm" fo:margin-right="0cm" fo:line-height="150%" fo:text-align="justify" style:justify-single-word="false" fo:text-indent="0cm" style:auto-text-indent="false" style:page-number="auto"/>
      <style:text-properties fo:font-variant="normal" fo:text-transform="none" style:font-name="Times New Roman" fo:font-size="10pt" fo:font-style="normal" officeooo:rsid="0018ed17" officeooo:paragraph-rsid="00355bff" style:font-size-asian="10pt" style:font-style-asian="normal" style:font-size-complex="10pt" style:font-style-complex="normal"/>
    </style:style>
    <style:style style:name="P16" style:family="paragraph" style:parent-style-name="Standard">
      <style:paragraph-properties fo:margin-left="0cm" fo:margin-right="0cm" fo:line-height="150%" fo:text-align="justify" style:justify-single-word="false" fo:text-indent="0cm" style:auto-text-indent="false"/>
      <style:text-properties fo:font-variant="normal" fo:text-transform="none" style:font-name="Times New Roman" fo:font-size="12pt" fo:font-style="normal" officeooo:rsid="0014c1b7" officeooo:paragraph-rsid="002c2250" style:font-size-asian="10.5pt" style:font-style-asian="normal" style:font-size-complex="12pt" style:font-style-complex="normal"/>
    </style:style>
    <style:style style:name="P17" style:family="paragraph" style:parent-style-name="Standard">
      <style:paragraph-properties fo:margin-left="0cm" fo:margin-right="0cm" fo:line-height="150%" fo:text-align="justify" style:justify-single-word="false" fo:text-indent="0cm" style:auto-text-indent="false"/>
      <style:text-properties fo:font-variant="normal" fo:text-transform="none" style:font-name="Times New Roman" fo:font-size="12pt" fo:font-style="normal" officeooo:rsid="002f033c" officeooo:paragraph-rsid="002f033c" style:font-size-asian="10.5pt" style:font-style-asian="normal" style:font-size-complex="12pt" style:font-style-complex="normal"/>
    </style:style>
    <style:style style:name="P18" style:family="paragraph" style:parent-style-name="Standard">
      <style:paragraph-properties fo:margin-left="0cm" fo:margin-right="0cm" fo:line-height="150%" fo:text-align="justify" style:justify-single-word="false" fo:text-indent="0cm" style:auto-text-indent="false"/>
      <style:text-properties fo:font-variant="normal" fo:text-transform="none" style:font-name="Times New Roman" fo:font-size="12pt" fo:font-style="normal" officeooo:rsid="002f033c" officeooo:paragraph-rsid="0053c38e" style:font-size-asian="10.5pt" style:font-style-asian="normal" style:font-size-complex="12pt" style:font-style-complex="normal"/>
    </style:style>
    <style:style style:name="P19" style:family="paragraph" style:parent-style-name="Standard">
      <style:paragraph-properties fo:margin-left="0cm" fo:margin-right="0cm" fo:line-height="150%" fo:text-align="justify" style:justify-single-word="false" fo:text-indent="0cm" style:auto-text-indent="false"/>
      <style:text-properties fo:font-variant="normal" fo:text-transform="none" style:font-name="Times New Roman" fo:font-size="12pt" fo:font-style="normal" officeooo:rsid="0018ed17" officeooo:paragraph-rsid="00355bff" style:font-size-asian="10.5pt" style:font-style-asian="normal" style:font-size-complex="12pt" style:font-style-complex="normal"/>
    </style:style>
    <style:style style:name="P20" style:family="paragraph" style:parent-style-name="Standard">
      <style:paragraph-properties fo:margin-left="0cm" fo:margin-right="0cm" fo:line-height="150%" fo:text-align="justify" style:justify-single-word="false" fo:text-indent="0cm" style:auto-text-indent="false"/>
      <style:text-properties fo:font-variant="normal" fo:text-transform="none" style:font-name="Times New Roman" fo:font-size="12pt" fo:font-style="normal" officeooo:rsid="0036f487" officeooo:paragraph-rsid="0036f487" style:font-size-asian="10.5pt" style:font-style-asian="normal" style:font-size-complex="12pt" style:font-style-complex="normal"/>
    </style:style>
    <style:style style:name="P21" style:family="paragraph" style:parent-style-name="Standard">
      <style:paragraph-properties fo:margin-left="0cm" fo:margin-right="0cm" fo:line-height="150%" fo:text-align="justify" style:justify-single-word="false" fo:text-indent="0cm" style:auto-text-indent="false"/>
      <style:text-properties fo:font-variant="normal" fo:text-transform="none" style:font-name="Times New Roman" fo:font-size="12pt" fo:font-style="normal" officeooo:rsid="0036f487" officeooo:paragraph-rsid="0048f1a7" style:font-size-asian="10.5pt" style:font-style-asian="normal" style:font-size-complex="12pt" style:font-style-complex="normal"/>
    </style:style>
    <style:style style:name="P22" style:family="paragraph" style:parent-style-name="Standard">
      <style:paragraph-properties fo:margin-left="0cm" fo:margin-right="0cm" fo:line-height="150%" fo:text-align="justify" style:justify-single-word="false" fo:text-indent="0cm" style:auto-text-indent="false"/>
      <style:text-properties fo:font-variant="normal" fo:text-transform="none" style:font-name="Times New Roman" fo:font-size="12pt" fo:font-style="normal" officeooo:rsid="0036f487" officeooo:paragraph-rsid="00518490" style:font-size-asian="10.5pt" style:font-style-asian="normal" style:font-size-complex="12pt" style:font-style-complex="normal"/>
    </style:style>
    <style:style style:name="P23" style:family="paragraph" style:parent-style-name="Standard">
      <style:paragraph-properties fo:margin-left="0cm" fo:margin-right="0cm" fo:line-height="150%" fo:text-align="justify" style:justify-single-word="false" fo:text-indent="0cm" style:auto-text-indent="false"/>
      <style:text-properties fo:font-variant="normal" fo:text-transform="none" style:font-name="Times New Roman" fo:font-size="12pt" fo:font-style="normal" officeooo:rsid="0036f487" officeooo:paragraph-rsid="0055683e" style:font-size-asian="10.5pt" style:font-style-asian="normal" style:font-size-complex="12pt" style:font-style-complex="normal"/>
    </style:style>
    <style:style style:name="P24" style:family="paragraph" style:parent-style-name="Standard">
      <style:paragraph-properties fo:margin-left="0cm" fo:margin-right="0cm" fo:line-height="150%" fo:text-align="justify" style:justify-single-word="false" fo:text-indent="0cm" style:auto-text-indent="false"/>
      <style:text-properties fo:font-variant="normal" fo:text-transform="none" style:font-name="Times New Roman" fo:font-size="12pt" fo:font-style="normal" officeooo:rsid="004325e1" officeooo:paragraph-rsid="00518490" style:font-size-asian="10.5pt" style:font-style-asian="normal" style:font-size-complex="12pt" style:font-style-complex="normal"/>
    </style:style>
    <style:style style:name="P25" style:family="paragraph" style:parent-style-name="Standard">
      <style:paragraph-properties fo:margin-left="0cm" fo:margin-right="0cm" fo:line-height="150%" fo:text-align="justify" style:justify-single-word="false" fo:text-indent="0cm" style:auto-text-indent="false"/>
      <style:text-properties fo:font-variant="normal" fo:text-transform="none" style:font-name="Times New Roman" fo:font-size="13pt" fo:font-style="italic" officeooo:rsid="002f033c" officeooo:paragraph-rsid="002f033c" style:font-size-asian="13pt" style:font-style-asian="italic" style:font-size-complex="13pt" style:font-style-complex="italic"/>
    </style:style>
    <style:style style:name="P26" style:family="paragraph" style:parent-style-name="Standard">
      <style:paragraph-properties fo:margin-left="0cm" fo:margin-right="0cm" fo:line-height="150%" fo:text-align="justify" style:justify-single-word="false" fo:text-indent="0cm" style:auto-text-indent="false"/>
      <style:text-properties fo:font-variant="normal" fo:text-transform="none" style:font-name="Times New Roman" fo:font-size="13pt" fo:font-style="italic" officeooo:rsid="0036f487" officeooo:paragraph-rsid="0036f487" style:font-size-asian="13pt" style:font-style-asian="italic" style:font-size-complex="13pt" style:font-style-complex="italic"/>
    </style:style>
    <style:style style:name="P27" style:family="paragraph" style:parent-style-name="Standard" style:master-page-name="">
      <style:paragraph-properties fo:margin-left="0cm" fo:margin-right="0cm" fo:line-height="150%" fo:text-align="justify" style:justify-single-word="false" fo:text-indent="0cm" style:auto-text-indent="false" style:page-number="auto"/>
      <style:text-properties fo:font-variant="normal" fo:text-transform="none" style:font-name="Times New Roman" fo:font-size="12pt" fo:font-style="normal" officeooo:rsid="0014c1b7" officeooo:paragraph-rsid="00253ae1" style:font-size-asian="10.5pt" style:font-style-asian="normal" style:font-size-complex="12pt" style:font-style-complex="normal"/>
    </style:style>
    <style:style style:name="P28" style:family="paragraph" style:parent-style-name="Standard" style:master-page-name="">
      <style:paragraph-properties fo:margin-left="0cm" fo:margin-right="0cm" fo:line-height="150%" fo:text-align="justify" style:justify-single-word="false" fo:text-indent="0cm" style:auto-text-indent="false" style:page-number="auto"/>
      <style:text-properties fo:font-variant="normal" fo:text-transform="none" style:font-name="Times New Roman" fo:font-size="12pt" fo:font-style="normal" officeooo:rsid="0018ed17" officeooo:paragraph-rsid="00355bff" style:font-size-asian="10.5pt" style:font-style-asian="normal" style:font-size-complex="12pt" style:font-style-complex="normal"/>
    </style:style>
    <style:style style:name="T1" style:family="text">
      <style:text-properties officeooo:rsid="0007a542"/>
    </style:style>
    <style:style style:name="T2" style:family="text">
      <style:text-properties officeooo:rsid="000b46a5"/>
    </style:style>
    <style:style style:name="T3" style:family="text">
      <style:text-properties style:font-name="Times New Roman1"/>
    </style:style>
    <style:style style:name="T4" style:family="text">
      <style:text-properties style:font-name="Times New Roman1" officeooo:rsid="000b695d"/>
    </style:style>
    <style:style style:name="T5" style:family="text">
      <style:text-properties style:font-name="Times New Roman1" officeooo:rsid="000bbb65"/>
    </style:style>
    <style:style style:name="T6" style:family="text">
      <style:text-properties style:font-name="Times New Roman1" officeooo:rsid="000ecb7c"/>
    </style:style>
    <style:style style:name="T7" style:family="text">
      <style:text-properties style:font-name="Times New Roman1" officeooo:rsid="0010eea7"/>
    </style:style>
    <style:style style:name="T8" style:family="text">
      <style:text-properties style:font-name="Times New Roman1" officeooo:rsid="0012427d"/>
    </style:style>
    <style:style style:name="T9" style:family="text">
      <style:text-properties style:font-name="Times New Roman1" officeooo:rsid="001257cb"/>
    </style:style>
    <style:style style:name="T10" style:family="text">
      <style:text-properties style:font-name="Times New Roman1" officeooo:rsid="0013d2fa"/>
    </style:style>
    <style:style style:name="T11" style:family="text">
      <style:text-properties style:font-name="Times New Roman1" officeooo:rsid="00197a3f"/>
    </style:style>
    <style:style style:name="T12" style:family="text">
      <style:text-properties style:font-name="Times New Roman1" officeooo:rsid="001b235e"/>
    </style:style>
    <style:style style:name="T13" style:family="text">
      <style:text-properties style:font-name="Times New Roman1" officeooo:rsid="001bfb58"/>
    </style:style>
    <style:style style:name="T14" style:family="text">
      <style:text-properties style:font-name="Times New Roman1" officeooo:rsid="001c116a"/>
    </style:style>
    <style:style style:name="T15" style:family="text">
      <style:text-properties style:font-name="Times New Roman1" officeooo:rsid="001d482f"/>
    </style:style>
    <style:style style:name="T16" style:family="text">
      <style:text-properties style:font-name="Times New Roman1" officeooo:rsid="001f3e9a"/>
    </style:style>
    <style:style style:name="T17" style:family="text">
      <style:text-properties style:font-name="Times New Roman1" officeooo:rsid="001f8ebf"/>
    </style:style>
    <style:style style:name="T18" style:family="text">
      <style:text-properties style:font-name="Times New Roman1" officeooo:rsid="001f942f"/>
    </style:style>
    <style:style style:name="T19" style:family="text">
      <style:text-properties style:font-name="Times New Roman1" officeooo:rsid="00230d2f"/>
    </style:style>
    <style:style style:name="T20" style:family="text">
      <style:text-properties style:font-name="Times New Roman1" officeooo:rsid="00236c73"/>
    </style:style>
    <style:style style:name="T21" style:family="text">
      <style:text-properties style:font-name="Times New Roman1" officeooo:rsid="00253ae1"/>
    </style:style>
    <style:style style:name="T22" style:family="text">
      <style:text-properties style:font-name="Times New Roman1" fo:font-style="italic" officeooo:rsid="00144a0d" style:font-style-asian="italic" style:font-style-complex="italic"/>
    </style:style>
    <style:style style:name="T23" style:family="text">
      <style:text-properties style:font-name="Times New Roman1" fo:font-style="italic" officeooo:rsid="004949cb" style:font-style-asian="italic" style:font-style-complex="italic"/>
    </style:style>
    <style:style style:name="T24" style:family="text">
      <style:text-properties style:font-name="Times New Roman1" fo:font-style="normal" style:font-style-asian="normal" style:font-style-complex="normal"/>
    </style:style>
    <style:style style:name="T25" style:family="text">
      <style:text-properties style:font-name="Times New Roman1" fo:font-style="normal" officeooo:rsid="00253ae1" style:font-style-asian="normal" style:font-style-complex="normal"/>
    </style:style>
    <style:style style:name="T26" style:family="text">
      <style:text-properties style:font-name="Times New Roman1" fo:font-style="normal" officeooo:rsid="0017e278" style:font-style-asian="normal" style:font-style-complex="normal"/>
    </style:style>
    <style:style style:name="T27" style:family="text">
      <style:text-properties style:font-name="Times New Roman1" fo:font-style="normal" officeooo:rsid="002f70d4" style:font-style-asian="normal" style:font-style-complex="normal"/>
    </style:style>
    <style:style style:name="T28" style:family="text">
      <style:text-properties style:font-name="Times New Roman1" fo:font-style="normal" officeooo:rsid="00162b4e" style:font-style-asian="normal" style:font-style-complex="normal"/>
    </style:style>
    <style:style style:name="T29" style:family="text">
      <style:text-properties style:font-name="Times New Roman1" fo:font-style="normal" officeooo:rsid="00186e00" style:font-style-asian="normal" style:font-style-complex="normal"/>
    </style:style>
    <style:style style:name="T30" style:family="text">
      <style:text-properties style:font-name="Times New Roman1" fo:font-style="normal" officeooo:rsid="00182558" style:font-style-asian="normal" style:font-style-complex="normal"/>
    </style:style>
    <style:style style:name="T31" style:family="text">
      <style:text-properties style:font-name="Times New Roman1" fo:font-style="normal" officeooo:rsid="00197a3f" style:font-style-asian="normal" style:font-style-complex="normal"/>
    </style:style>
    <style:style style:name="T32" style:family="text">
      <style:text-properties style:font-name="Times New Roman1" fo:font-style="normal" officeooo:rsid="0059214e" style:font-style-asian="normal" style:font-style-complex="normal"/>
    </style:style>
    <style:style style:name="T33" style:family="text">
      <style:text-properties style:font-name="Times New Roman1" officeooo:rsid="00272b54"/>
    </style:style>
    <style:style style:name="T34" style:family="text">
      <style:text-properties style:font-name="Times New Roman1" officeooo:rsid="002f70d4"/>
    </style:style>
    <style:style style:name="T35" style:family="text">
      <style:text-properties style:font-name="Times New Roman1" officeooo:rsid="001d807a" style:font-name-asian="Times New Roman1" style:font-name-complex="Times New Roman1"/>
    </style:style>
    <style:style style:name="T36" style:family="text">
      <style:text-properties style:font-name="Times New Roman1" officeooo:rsid="004949cb"/>
    </style:style>
    <style:style style:name="T37" style:family="text">
      <style:text-properties style:font-name="Times New Roman1" officeooo:rsid="00512693"/>
    </style:style>
    <style:style style:name="T38" style:family="text">
      <style:text-properties style:font-name="Times New Roman1" officeooo:rsid="00518490"/>
    </style:style>
    <style:style style:name="T39" style:family="text">
      <style:text-properties style:font-name="Times New Roman1" officeooo:rsid="0051fb94"/>
    </style:style>
    <style:style style:name="T40" style:family="text">
      <style:text-properties style:font-name="Times New Roman1" officeooo:rsid="0053c38e"/>
    </style:style>
    <style:style style:name="T41" style:family="text">
      <style:text-properties style:font-name="Times New Roman1" officeooo:rsid="0055683e"/>
    </style:style>
    <style:style style:name="T42" style:family="text">
      <style:text-properties style:font-name="Times New Roman1" officeooo:rsid="0057b9eb"/>
    </style:style>
    <style:style style:name="T43" style:family="text">
      <style:text-properties style:font-name="Times New Roman1" officeooo:rsid="0059214e"/>
    </style:style>
    <style:style style:name="T44" style:family="text">
      <style:text-properties fo:font-style="italic" style:font-style-asian="italic" style:font-style-complex="italic"/>
    </style:style>
    <style:style style:name="T45" style:family="text">
      <style:text-properties fo:font-style="italic" officeooo:rsid="00144a0d" style:font-style-asian="italic" style:font-style-complex="italic"/>
    </style:style>
    <style:style style:name="T46" style:family="text">
      <style:text-properties fo:font-style="italic" officeooo:rsid="00312568" style:font-style-asian="italic" style:font-style-complex="italic"/>
    </style:style>
    <style:style style:name="T47" style:family="text">
      <style:text-properties fo:font-style="normal" officeooo:rsid="00144a0d" style:font-style-asian="normal" style:font-style-complex="normal"/>
    </style:style>
    <style:style style:name="T48" style:family="text">
      <style:text-properties fo:font-style="normal" officeooo:rsid="0027e982" style:font-style-asian="normal" style:font-style-complex="normal"/>
    </style:style>
    <style:style style:name="T49" style:family="text">
      <style:text-properties fo:font-style="normal" officeooo:rsid="0030a0d8" style:font-style-asian="normal" style:font-style-complex="normal"/>
    </style:style>
    <style:style style:name="T50" style:family="text">
      <style:text-properties fo:font-style="normal" officeooo:rsid="0059214e" style:font-style-asian="normal" style:font-style-complex="normal"/>
    </style:style>
    <style:style style:name="T51" style:family="text">
      <style:text-properties officeooo:rsid="0027e982"/>
    </style:style>
    <style:style style:name="T52" style:family="text">
      <style:text-properties officeooo:rsid="00312568"/>
    </style:style>
    <style:style style:name="T53" style:family="text">
      <style:text-properties officeooo:rsid="0032104b"/>
    </style:style>
    <style:style style:name="T54" style:family="text">
      <style:text-properties officeooo:rsid="001311d2"/>
    </style:style>
    <style:style style:name="T55" style:family="text">
      <style:text-properties fo:font-variant="small-caps" officeooo:rsid="001e203c"/>
    </style:style>
    <style:style style:name="T56" style:family="text">
      <style:text-properties fo:font-variant="small-caps" style:font-name="Times New Roman1" officeooo:rsid="001e203c" style:font-name-asian="Times New Roman1" style:font-name-complex="Times New Roman1"/>
    </style:style>
    <style:style style:name="T57" style:family="text">
      <style:text-properties fo:font-variant="small-caps" officeooo:rsid="001e203c" fo:background-color="transparent" loext:char-shading-value="0" style:shadow="none"/>
    </style:style>
    <style:style style:name="T58" style:family="text">
      <style:text-properties officeooo:rsid="001a1803"/>
    </style:style>
    <style:style style:name="T59" style:family="text">
      <style:text-properties officeooo:rsid="00359858"/>
    </style:style>
    <style:style style:name="T60" style:family="text">
      <style:text-properties officeooo:rsid="00387cb6"/>
    </style:style>
    <style:style style:name="T61" style:family="text">
      <style:text-properties officeooo:rsid="003d6008"/>
    </style:style>
    <style:style style:name="T62" style:family="text">
      <style:text-properties officeooo:rsid="003d9110"/>
    </style:style>
    <style:style style:name="T63" style:family="text">
      <style:text-properties officeooo:rsid="003e3860"/>
    </style:style>
    <style:style style:name="T64" style:family="text">
      <style:text-properties officeooo:rsid="004325e1"/>
    </style:style>
    <style:style style:name="T65" style:family="text">
      <style:text-properties officeooo:rsid="004cd154"/>
    </style:style>
    <style:style style:name="T66" style:family="text">
      <style:text-properties officeooo:rsid="0053c38e"/>
    </style:style>
    <style:style style:name="T67" style:family="text">
      <style:text-properties officeooo:rsid="0057b9e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L'évêque</text:p>
      <text:p text:style-name="P3"/>
      <text:p text:style-name="P3"/>
      <text:p text:style-name="P8">Le sacre</text:p>
      <text:p text:style-name="P4"/>
      <text:p text:style-name="P4"><text:tab/>L'évêque est un <text:span text:style-name="T1">membre</text:span> de l'Église chrétienne qui <text:span text:style-name="T1">exerce son</text:span> autorité sur une communauté ou un territoire. <text:span text:style-name="T1">Il est ordonné par un ou plusieurs autres évêques, eux-mêmes issus d'une longue et prestigieuse chaîne d'ordonnateurs qui théoriquement remonte jusqu'aux apôtres du Christ. L'origine apostolique de leur autorité religieuse, qui en fait les représentants directs du Christ sur terre, confère aux évêques une position éminente au sein de l'Église et une légitimité indiscutable.</text:span></text:p>
      <text:p text:style-name="P4"><text:tab/><text:span text:style-name="T2">Dans le roman de Joseph d'Arimathie, C'est Josephé qui incarne la figure de l'évêque. Dans les années qui suivirent la Passion du Christ, le Seigneur consacre lui-même Josephé pour en faire le premier évêque de l'Église chrétienne.</text:span></text:p>
      <text:p text:style-name="P4"/>
      <text:p text:style-name="P4"><text:tab/><text:span text:style-name="T67">Dans son essai sur l'imaginaire du féodalisme</text:span><text:span text:style-name="T4">, Georges Duby insiste sur l'importance </text:span><text:span text:style-name="T42">symbolique</text:span><text:span text:style-name="T4"> de la cérémonie qui f</text:span><text:span text:style-name="T5">era</text:span><text:span text:style-name="T4"> d'un élu un évêque : « Encore faut-il que ce pouvoir potentiel soit actualisé par un rite. C'est l'onction, le sacre. L'évêque est un personnage sacré, un Christ, l'oint du Seigneur ; s'immisçant à travers sa peau, pénétrant dans tout son corps, le chrême l'a pour toujours imprégné de la puissance divine</text:span><text:span text:style-name="T4"><text:note text:id="ftn1" text:note-class="footnote"><text:note-citation>1</text:note-citation><text:note-body><text:p text:style-name="P10">Georges Duby, <text:span text:style-name="T44">Les trois ordres ou l'imaginaire du féodalisme</text:span>, in <text:span text:style-name="T44">Féodalité</text:span>, Gallimard, Paris, 1996, p. 471</text:p></text:note-body></text:note></text:span><text:span text:style-name="T4">. » </text:span><text:span text:style-name="T6">Aussi, peut-on imaginer rituel plus </text:span><text:span text:style-name="T7">édifiant</text:span><text:span text:style-name="T6"> que celui du sacre de Josephé ? À la lecture de cet épisode, on est frappé par la violence </text:span><text:span text:style-name="T7">des images</text:span><text:span text:style-name="T6">.</text:span></text:p>
      <text:p text:style-name="P4"><text:span text:style-name="T6"><text:tab/></text:span><text:span text:style-name="T8">La description de cette cérémonie est minutieusement détaillée par l'auteur qui n'hésite pas à y consacrer de nombreuses pages. Le sacre de Josephé se déploie sur </text:span><text:span text:style-name="T16">vingt-trois</text:span><text:span text:style-name="T8"> paragraphes, </text:span><text:span text:style-name="T34">donnant</text:span><text:span text:style-name="T8"> à cet épisode une véritable ampleur </text:span><text:span text:style-name="T10">narrative</text:span><text:span text:style-name="T8">. C'est que le sacre de Josephé est un point culminant du roman : </text:span><text:span text:style-name="T9">sous l'autorité suprême du Seigneur, un homme </text:span><text:span text:style-name="T10">élu </text:span><text:span text:style-name="T9">est initié aux mystères dans le but </text:span><text:span text:style-name="T18">de guider</text:span><text:span text:style-name="T9"> la chrétienté naissante vers le salut</text:span><text:span text:style-name="T8">. </text:span><text:span text:style-name="T9">Car en effet, si Joseph est à l'origine de ce grand mouvement religieux dont le Graal est </text:span><text:span text:style-name="T10">le lumineux emblème</text:span><text:span text:style-name="T9">, c'est son fils Josephé qui le conduira à son terme.</text:span></text:p>
      <text:p text:style-name="P4"/>
      <text:p text:style-name="P5"><text:span text:style-name="T3"><text:tab/></text:span><text:span text:style-name="T24">Alors que Joseph et ses compagnons se rassemblent autour de l'arche </text:span><text:span text:style-name="T26">du Graal</text:span><text:span text:style-name="T24"> </text:span><text:soft-page-break/><text:span text:style-name="T24">pour prier, le sol se met à trembler, l</text:span><text:span text:style-name="T27">'</text:span><text:span text:style-name="T24">Esprit </text:span><text:span text:style-name="T26">Saint</text:span><text:span text:style-name="T24"> descend du ciel sous la forme du feu et un puissant souffle </text:span><text:span text:style-name="T26">odorant</text:span><text:span text:style-name="T24"> se </text:span><text:span text:style-name="T26">propage</text:span><text:span text:style-name="T24"> sur la terre. </text:span><text:span text:style-name="T28">L</text:span><text:span text:style-name="T24">e Seigneur s'adresse aux hommes, les introduit à la religion chrétienne </text:span><text:span text:style-name="T28">et consacre leur nouveau chef Josephé </text:span><text:span text:style-name="T26">(§50)</text:span><text:span text:style-name="T28">. </text:span><text:span text:style-name="T26">Il ordonne ensuite à ce dernier d'ouvrir l'arche. Josephé y découvre </text:span><text:span text:style-name="T29">un homme</text:span><text:span text:style-name="T26"> vêtu d'une tunique rouge, les pieds et les mains rouges également. Autour d</text:span><text:span text:style-name="T29">e cet homme,</text:span><text:span text:style-name="T26"> cinq anges aux ailes enflammées tenant entre leurs mains les instruments ensanglantés de la Passion : une grande croix, trois clous, une lance, une couverture et un fouet </text:span><text:span text:style-name="T30">(§52)</text:span><text:span text:style-name="T26">. </text:span><text:span text:style-name="T29">Subjugué par ce</text:span><text:span text:style-name="T27">t étonnant</text:span><text:span text:style-name="T29"> tableau, Josephé s'absorbe dans une profonde méditation. Réveillé par une voix, il découvre l'homme crucifié sur la croix, la lance </text:span><text:span text:style-name="T32">fichée</text:span><text:span text:style-name="T29"> dans le corps. De cette blessure coul</text:span><text:span text:style-name="T27">e</text:span><text:span text:style-name="T29"> un ruisseau de sang et d'eau jusque dans l'écuelle placée </text:span><text:span text:style-name="T31">à ses</text:span><text:span text:style-name="T29"> pieds (§53). </text:span><text:span text:style-name="T31">Persuadé que ce dernier est sur le point de tomber, Josephé tente de pénétrer à l'intérieur de l'arche pour le relever mais il est maintenu </text:span><text:span text:style-name="T27">de force</text:span><text:span text:style-name="T31"> à l'extérieur par les anges alors armés d'épées.</text:span></text:p>
      <text:p text:style-name="P7"><text:span text:style-name="T11"><text:tab/>S'ensuit une longue procession d'anges sortant de l'arche et munis d'une multitude d'objets : un vase rempli d'eau, un aspersoir, des vases d'or, des encensoirs d'or, l'écuelle posée sur un drap vert, un sceptre, une épée au pommeau d'or, des cierges </text:span><text:span text:style-name="T13">(§55)</text:span><text:span text:style-name="T11">. Enfin, le Christ sort de l'arche, vêtu tel un prêtre. </text:span><text:span text:style-name="T12">En tête de la procession, un ange asperge d'eau les chrétiens pendant que le Christ enseigne à Josephé la vertu purificatrice du baptême </text:span><text:span text:style-name="T13">(§57)</text:span><text:span text:style-name="T12">.</text:span></text:p>
      <text:p text:style-name="P9"/>
      <text:p text:style-name="P7"><text:span text:style-name="T12"><text:tab/></text:span><text:span text:style-name="T14">Josephé reçoit l'onction sacrée de la main du Seigneur, la même onction que recevront par </text:span><text:span text:style-name="T34">la</text:span><text:span text:style-name="T14"> suite tous les rois de Grande Bretagne jusqu'à Uterpandragon (§59). Le Seigneur poursuit en expliquant la signification des habits que Josephé devra porter en tant qu'évêque. </text:span><text:span text:style-name="T19">Chacun de ces habits</text:span><text:span text:style-name="T14"> symbolis</text:span><text:span text:style-name="T19">e</text:span><text:span text:style-name="T14"> une vertu </text:span><text:span text:style-name="T34">chrétienne essentielle :</text:span><text:span text:style-name="T14"> piété, chasteté, virginité, humilité, patience, droiture, abstinence, obéissance, charité, vengeance, miséricorde, mariage et confession (§60-66).</text:span></text:p>
      <text:p text:style-name="P7"><text:span text:style-name="T14"><text:tab/>Enfin, </text:span><text:span text:style-name="T43">dans une scène à la violence visuelle paroxystique</text:span><text:span text:style-name="T14">, Josephé démembre le corps d'un enfant et </text:span><text:span text:style-name="T15">communie (§69)</text:span><text:span text:style-name="T14">. À leur tour, les anges communient et s'en retournent munis de leurs </text:span><text:span text:style-name="T17">différents </text:span><text:span text:style-name="T14">ustensiles </text:span><text:span text:style-name="T17">qu'ils déposent sur l'autel à l'intérieur de l'arche</text:span><text:span text:style-name="T14"> </text:span><text:span text:style-name="T15">(§70)</text:span><text:span text:style-name="T14">.</text:span></text:p>
      <text:p text:style-name="P5"/>
      <text:p text:style-name="P6"><text:span text:style-name="T14"><text:tab/></text:span><text:span text:style-name="T43">Dans son ensemble, la</text:span><text:span text:style-name="T20"> puissance visuelle </text:span><text:span text:style-name="T43">de cet épisode donne au sacre l'importance narrative et symbolique qu'elle mérite</text:span><text:span text:style-name="T20"> : Josephé </text:span><text:span text:style-name="T33">est appelé à devenir</text:span><text:span text:style-name="T20"> le chef spirituel de toute la société chrétienne. </text:span><text:span text:style-name="T33">I</text:span><text:span text:style-name="T20">l a </text:span><text:span text:style-name="T43">la double</text:span><text:span text:style-name="T20"> mission de guider </text:span><text:span text:style-name="T43">le peuple des </text:span><text:soft-page-break/><text:span text:style-name="T43">laïcs</text:span><text:span text:style-name="T20"> tout en établissant les bases du clergé. </text:span><text:span text:style-name="T33">E</text:span><text:span text:style-name="T21">n effet, une lourde responsabilité lui incombe </text:span><text:span text:style-name="T34">désormais : c</text:span><text:span text:style-name="T48">'est à lui de convertir au christianisme les territoires étrangers et d'ordonner les nouveaux évêques qui porteront </text:span><text:span text:style-name="T50">à sa suite</text:span><text:span text:style-name="T48"> le message évangélique. E</text:span><text:span text:style-name="T49">n le faisant évêque, le Seigneur investit Josephé du pouvoir sacramentaire :</text:span></text:p>
      <text:p text:style-name="P5"/>
      <text:p text:style-name="P14"><text:span text:style-name="T25">« </text:span><text:span text:style-name="T47">Or vien avant, Josephé, li miens sergans, car tu es dignes d'estre menistres et de si haute chose avoir en ta baillie conme est la chars et li sans de ton Sauveour, car je t'ai prouvé et conneü pour plus net et plus monde de tous natureus pechiés que nule morteus chars ne poroit penser : et pour ce que je te connois et sai mix qui tu es que toi meïsmes ne sés, et que tu es mondes de convoitise et d'envie et quites d'orgueil et nés de toute félonnie, et plains de nete chastée, pour ce voel je que tu reçoives de ma main le plus haut ordre que nus hom puist avoir, ne nus de tous les autres ne le recevra de ma main que toi solement, ançois l'avront de toi tout cil qui des ore en avant le recevront. »</text:span><text:span text:style-name="T45"> (</text:span><text:span text:style-name="T22">§</text:span><text:span text:style-name="T45">50)</text:span></text:p>
      <text:p text:style-name="P27"/>
      <text:p text:style-name="P16"/>
      <text:p text:style-name="P16"><text:span text:style-name="T51"><text:tab/>Georges Duby nous rappelle que ce pouvoir sacramentaire était bien le privilège des évêques, que ces derniers étaient les guides du peuple mais aussi les instituteurs du clergé : « Personne n'y sacrifie, personne n'accomplit les gestes rituels, personne ne prononce les formules propitiatoires qu'il n'ait lui institué. L'évêque engendre le clergé. Il étend sur lui l'autorité d'un père. Par filiation spirituelle, toutes les opérations sacramentelles émanent de ses propres mains</text:span><text:span text:style-name="T51"><text:note text:id="ftn2" text:note-class="footnote"><text:note-citation>2</text:note-citation><text:note-body><text:p text:style-name="P11"><text:span text:style-name="T44">Ibid</text:span>., p. 471</text:p></text:note-body></text:note></text:span><text:span text:style-name="T51">. » Gestes édifiants, formules éloquentes. De la même manière, le personnage de Josephé multiplie tout au long de l'aventure les actes exemplaires. Deux facultés essentielles font de lui l'intercesseur légitime entre le Christ et les hommes : sagesse et puissance.</text:span></text:p>
      <text:p text:style-name="P16"/>
      <text:p text:style-name="P16"/>
      <text:p text:style-name="P25">La <text:span text:style-name="T53">sagesse</text:span></text:p>
      <text:p text:style-name="P17"/>
      <text:p text:style-name="P18"><text:span text:style-name="T60"><text:tab/>L'évêque « doit au sacre un autre don : la </text:span><text:span text:style-name="T46">sapientia</text:span><text:span text:style-name="T52">, un regard capable de traverser l'écran des apparences pour atteindre aux vérités cachées. L'évêque détient seul les clés de la vérité. Exorbitant privilège. Que corrige le devoir qu'il a de la répandre. D'enseigner ceux qui ne savent pas, de redresser ceux qui dévient. Par la parole. L'évêque est le maître de la parole</text:span><text:span text:style-name="T52"><text:note text:id="ftn3" text:note-class="footnote"><text:note-citation>3</text:note-citation><text:note-body><text:p text:style-name="P12"><text:span text:style-name="T44">Ibid</text:span>., p. 471</text:p></text:note-body></text:note></text:span><text:span text:style-name="T52">. » S'il ne détient pas seul les clés de la vérité, car il partage cette faculté avec Joseph, Célidoine et quelques hommes sages, Josephé affiche </text:span><text:soft-page-break/><text:span text:style-name="T52">une intelligence particulièrement éloquente qui fait de lui un être hors du commun. À de nombreuses reprises il éclaire de sa sagesse les doutes de ces compagnons : il prédit le déroulement de la guerre contre le roi Tholomé (§75), explique les visions de Mordrain (§163) et du duc Ganor (§469), explique la raison de sa blessure à Mordrain (§152), la raison de la place vide à la table du Graal (§521), la raison du châtiment du traître Chanaan (§562), la signification du cerf et des lions (§544). Cette sagesse est si évidente, cette vérité si simple qu'à aucun moment Josephé ne s'inquiète de la réponse qu'on attend de lui. Il la donne naturellement, comme si elle allait de soi :</text:span></text:p>
      <text:p text:style-name="P17"/>
      <text:p text:style-name="P15"><text:span text:style-name="T54">« Ensi poés vous entendre par les .</text:span><text:span text:style-name="T55">iii</text:span><text:span text:style-name="T58">. arbres la Trinité, les .</text:span><text:span text:style-name="T55">iii</text:span><text:span text:style-name="T58">. personnes en une déïté, et une déïté en .</text:span><text:span text:style-name="T55">iii</text:span><text:span text:style-name="T58">. personnes, non pas l'une menour de l'autre de gregnour. </text:span><text:span text:style-name="T35">— Par foi, dist li rois, ce enten je bien ; mais or me faites entendre les letres : les unes disoient : </text:span><text:span text:style-name="T56">cist fourme</text:span><text:span text:style-name="T35">, les autres : </text:span><text:span text:style-name="T56">cist salve</text:span><text:span text:style-name="T35">, les autres : </text:span><text:span text:style-name="T56">cist purefie</text:span><text:span text:style-name="T35">. — Volentiers, dist Josephés.</text:span><text:span text:style-name="T58"> </text:span><text:span text:style-name="T55">cist fourme</text:span><text:span text:style-name="T58">, ce est li Peres. Car il fourme toutes choses de noiient. Et pour ce que la personne des Fil vint en terre pour sauver home, pour ce apartient li sauvemens de l'home a la personne des Fil. Et pour ce dist il : </text:span><text:span text:style-name="T57">cil sauve</text:span><text:span text:style-name="T58">. Et pour ce que li Sains Esperis vint en terre au jour de la sainte Pentecouste pour monder et pour espurgier ses disciples, et non mie tant seulement a celui jour, mais a mains autres jours : pour ce apartient li purefiemens del cors et des corages a la personne del Saint Esperit. » (§164)</text:span></text:p>
      <text:p text:style-name="P28"/>
      <text:p text:style-name="P19"><text:tab/><text:span text:style-name="T59">Cette formidable facilité à éclaircir les mystères le plus obscurs comme la Trinité ou l'Incarnation fait de Josephé un être omniscient et qui, parce qu'il a été touché par la grâce, ne comprend pas, mais sait. Pas de place au doute. Tout n'est qu'évidence. Évidence que d'un seul sont trois et que trois sont un ; évidence qu'un jour le Verbe s'est fait chair pour accomplir ce qui avait été prédit ; évidence que le Seigneur est source de bonheur éternel ; évidence qu'une terre promise attend les chrétiens pour leur salut ; évidence que cette terre sera une terre de prodiges.</text:span></text:p>
      <text:p text:style-name="P19"/>
      <text:p text:style-name="P19"/>
      <text:p text:style-name="P26">La puissance</text:p>
      <text:p text:style-name="P20"/>
      <text:p text:style-name="P20"><text:tab/><text:span text:style-name="T60">En plus de propager la vérité au nom du Seigneur, d'instruire le peuple, l'évêque impressionne par des actes dont lui seul a la faculté. Ordonné par le Seigneur, Josephé ordonne à son tour d'autres évêques et pose les bases institutionnelles de l'Église.</text:span></text:p>
      <text:p text:style-name="P20"/>
      <text:p text:style-name="P20"><text:soft-page-break/><text:tab/><text:span text:style-name="T61">Il exorcise le mal. À deux reprises, il chasse le diable de statues païennes : une statue de Mars à Sarras sous le regard stupéfait de Mordrain (§81), une statue du temple à Orcan (§147). Chaque exorcisme est l'occasion pour Josephé de montrer le pouvoir du bien sur le mal et d'humilier le diable publiquement.</text:span></text:p>
      <text:p text:style-name="P20"><text:tab/><text:span text:style-name="T61">Il guérit les blessures. Lorsqu'un homme mutilé demande à Josephé de lui rendre son bras, ce dernier lui fait toucher une croix qu'il avait peu avant tracé sur un écu. Le bras tranché réapparaît aussitôt à la grande surprise des témoins (§143).</text:span></text:p>
      <text:p text:style-name="P20"><text:tab/><text:span text:style-name="T62">Exorciser. Guérir. Joseph, son père, en est capable aussi. Par l'éloquence de tels actes, Joseph convertit même tout une cité. Ce qui distingue vraiment Josephé de ses proches, ce sont d'autres miracles.</text:span></text:p>
      <text:p text:style-name="P20"/>
      <text:p text:style-name="P20"><text:tab/><text:span text:style-name="T63">Lorsque les chrétiens se demandent comment faire pour traverser la mer sans nef, Josephé, sur les conseils du Seigneur, ouvre le pan de sa chemise et l'étale sur l'eau. Le pan s'agrandit miraculeusement et offre une plate forme aux chrétiens qui y grimpent aussitôt. Mais seuls les vertueux peuvent s'y maintenir. Les infidèles tombent à l'eau, regagnent la rive. Ils devront se rendre en Grande Bretagne par leur propres moyens. Ainsi, la compagnie des chrétiens vertueux est transportée jusqu'en Grande Bretagne sur le pan de la chemise de Josephé (§451).</text:span></text:p>
      <text:p text:style-name="P21"><text:tab/><text:span text:style-name="T64">Enfin, à l'aide du Graal, Josephé favorise l'accomplissement de deux miracles particulièrement édifiants. Le premier a lieu le cinquième jour après l'arrivée de la compagnie en Grande Bretagne. Ce jour-là, les chrétiens ne trouvent presque rien à manger ; seulement douze pains qu'ils achètent à une vielle femme. Douze pains pour plus de cinq cent personnes. Voyant que les chrétiens commencent à se déchirer pour la nourriture, Josephé décide d'intervenir. Il coupe les pains en morceaux et les dépose près du Graal. Les morceaux de pains aussitôt se multiplient (§460). Le second miracle a lieu un peu plus tard, alors que la compagnie parvient aux rives d'un étang. Encore une fois, les chrétiens manquent de vivres et se plaignent à Josephé. Ce dernier, voyant qu'ils ne pourront obtenir la nourriture par eux-mêmes, appelle Alain le Gros, qu'il avait chargé de garder le Graal, et lui demande d'aller pêcher dans l'étang. Celui-ci jette les filets à l'eau et capture un grand poisson. Mais malgré sa taille exceptionnelle, il ne suffit pas à nourrir toute la compagnie. De la même manière qu'il a permit aux pains de se multiplier, Josephé demande à Alain le Gros de couper le poisson en morceaux, de les déposer près du Graal et de prier. Le miracle s'accomplit et les portions se multiplient (§528).</text:span></text:p>
      <text:p text:style-name="P21"><text:soft-page-break/></text:p>
      <text:p text:style-name="P24"><text:tab/>À chaque fois, Josephé sermonne la compagnie et lui fait bien entendre que c'est la mauvaise foi de certains qui a provoqué ces pénuries. Car <text:span text:style-name="T66">il</text:span> ne manque <text:span text:style-name="T66">jamais</text:span> <text:span text:style-name="T66">rien </text:span>aux fidèles de la vraie foi. Ces <text:span text:style-name="T66">trois</text:span> épisodes <text:span text:style-name="T66">miraculeux</text:span> sont l'occasion pour Josephé de prouver deux choses : la puissance du Seigneur et le préjudice de l'infidélité. Les miracles ont ainsi une vertu morale. En plus d'édifier, ils instruisent. Toujours sous le contrôle de l'évêque.</text:p>
      <text:p text:style-name="P22"/>
      <text:p text:style-name="P23"><text:span text:style-name="T37"><text:tab/>Grâce aux dons de sagesse et de puissance qu'il reçu lors de son sacre, Josephé </text:span><text:span text:style-name="T38">ordonne, baptise, sermonne, édifie, </text:span><text:span text:style-name="T39">enseigne</text:span><text:span text:style-name="T38"> et ainsi prépare le monde à accueillir la foi chrétienne. En ce sens, il est un serviteur du Seigneur </text:span><text:span text:style-name="T40">qui permet à sa loi de se répandre parmi les hommes</text:span><text:span text:style-name="T38">. </text:span><text:span text:style-name="T41">Il crée le lien entre divin et humain.</text:span><text:span text:style-name="T65"> « Le sacre a placé l’évêque à l'exacte jointure du céleste et du terrestre, de l'invisible et du visible. Il parle tantôt d'un côté, tantôt de l'autre. Pour convaincre, pour capter une bienveillance. </text:span><text:span text:style-name="T36">[…] </text:span><text:span text:style-name="T23">Orator</text:span><text:span text:style-name="T36">, il profère alternativement les mots qui, lancés vers le ciel en offrandes, doivent susciter par réciprocité l'effusion de la grâce, et ceux qui font entendre sur la terre ce que la </text:span><text:span text:style-name="T23">sapientia</text:span><text:span text:style-name="T36"> dévoile</text:span><text:span text:style-name="T36"><text:note text:id="ftn4" text:note-class="footnote"><text:note-citation>4</text:note-citation><text:note-body><text:p text:style-name="P13">Ibid., p. 472</text:p></text:note-body></text:note></text:span><text:span text:style-name="T36">. » </text:span><text:span text:style-name="T40">Tel un arbre qui élève ses branches vers le ciel et enfonce ses racines dans la terre</text:span><text:span text:style-name="T65">, Josephé occupe la position intermédiaire de l'évêque, à la croisée de deux mondes qu'il reli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imes New Roman1" svg:font-family="'Times New Roman'" style:font-family-generic="roma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7.5cm" style:type="center"/>
          <style:tab-stop style:position="15.002cm" style:type="righ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fo:font-size="10pt" style:font-size-asian="10pt" style:font-size-complex="10pt"/>
    </style:style>
    <style:page-layout style:name="Mpm1">
      <style:page-layout-properties fo:page-width="21.001cm" fo:page-height="29.7cm" style:num-format="1" style:print-orientation="portrait" fo:margin-top="2cm" fo:margin-bottom="2cm" fo:margin-left="3.5cm" fo:margin-right="2.499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authier </meta:initial-creator>
    <meta:creation-date>2015-08-12T09:29:07.595807134</meta:creation-date>
    <dc:date>2015-08-17T18:40:41.835281333</dc:date>
    <dc:creator>Gauthier </dc:creator>
    <meta:editing-duration>PT13H19M25S</meta:editing-duration>
    <meta:editing-cycles>60</meta:editing-cycles>
    <meta:generator>LibreOffice/4.2.8.2$Linux_X86_64 LibreOffice_project/420m0$Build-2</meta:generator>
    <meta:document-statistic meta:table-count="0" meta:image-count="0" meta:object-count="0" meta:page-count="6" meta:paragraph-count="31" meta:word-count="2268" meta:character-count="13430" meta:non-whitespace-character-count="11171"/>
  </office:meta>
</office:document-meta>
</file>